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cm" fo:min-width="1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3.75cm" svg:y="-2.5cm"/>
          <draw:glue-point draw:id="10" svg:x="-2.5cm" svg:y="0cm"/>
          <draw:glue-point draw:id="11" svg:x="-1.25cm" svg:y="2.5cm"/>
          <draw:glue-point draw:id="12" svg:x="0cm" svg:y="5cm"/>
          <draw:glue-point draw:id="13" svg:x="3.75cm" svg:y="-2.5cm"/>
          <draw:glue-point draw:id="14" svg:x="2.5cm" svg:y="0cm"/>
          <draw:glue-point draw:id="15" svg:x="1.25cm" svg:y="2.5cm"/>
          <draw:glue-point draw:id="16" svg:x="0cm" svg:y="0cm"/>
          <draw:polygon draw:style-name="gr1" draw:layer="layout" svg:width="2cm" svg:height="2cm" svg:x="0cm" svg:y="0cm" svg:viewBox="0 0 2001 2001" draw:points="0,0 2001,0 1000,2001">
            <text:p/>
          </draw:polygon>
          <draw:line draw:style-name="gr2" draw:layer="layout" svg:x1="0.8cm" svg:y1="1.6cm" svg:x2="1.2cm" svg:y2="1.6cm">
            <text:p/>
          </draw:line>
          <draw:frame draw:style-name="gr3" draw:layer="layout" svg:width="1cm" svg:height="1.025cm" svg:x="0.5cm" svg:y="-0.01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Offline Storage</dc:title>
    <meta:creation-date>2011-02-07T17:13:5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